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dioButtonsTagTests.create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adioButtonsTagTests.withoutItemsEnumBindTargetWithExplicitLabelsAnd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adioButtonsTagTests.dynamicTyp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dioButtonsTagTests.withoutItemsEnumBind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adioButtonsTagTests.with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dioButtonsTagTests.createTa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dioButtonsTagTests.collectionOfP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RadioButtonsTagTests.withMultiValueMapWith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RadioButtonsTagTests.withMultiValueArrayAndDynamic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RadioButtonsTagTests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adioButtonsTagTests.withMultiValueWith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RadioButtonsTagTests.withMultiValu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MyStringTrimmerEditor.MyStringTrimmer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dioButtonsTagTests.collectionOfPetsWith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RadioButtonsTagTests.spanElementCustom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yStringTrimmerEditor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dioButtonsTagTests.withMultiValueArrayWith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adioButtonsTagTests.hiddenElementOmittedOn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adioButtonsTag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adioButtonsTagTests.withMultiValu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